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/>
    <style:style style:name="ce5" style:family="table-cell" style:parent-style-name="Default" style:data-style-name="N11"/>
    <style:style style:name="ce6" style:family="table-cell" style:parent-style-name="Default"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uild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Config</text:p>
          </table:table-cell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Milli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C renderer, software blit</text:p>
          </table:table-cell>
          <table:table-cell office:value-type="float" office:value="4859222" calcext:value-type="float">
            <text:p>4859222</text:p>
          </table:table-cell>
          <table:table-cell table:formula="of:=ROUNDUP([.D2]/48000;3)" office:value-type="float" office:value="101.234" calcext:value-type="float">
            <text:p>101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Touch button rendering, 1 buttons</text:p>
          </table:table-cell>
          <table:table-cell office:value-type="string" calcext:value-type="string">
            <text:p>Bitmap fonts, C renderer, software blit</text:p>
          </table:table-cell>
          <table:table-cell office:value-type="float" office:value="159360" calcext:value-type="float">
            <text:p>159360</text:p>
          </table:table-cell>
          <table:table-cell table:formula="of:=ROUNDUP([.D3]/48000;3)" office:value-type="float" office:value="3.32" calcext:value-type="float">
            <text:p>3.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</text:p>
          </table:table-cell>
          <table:table-cell office:value-type="float" office:value="1465264" calcext:value-type="float">
            <text:p>1465264</text:p>
          </table:table-cell>
          <table:table-cell table:formula="of:=ROUNDUP([.D4]/48000;3)" office:value-type="float" office:value="30.527" calcext:value-type="float">
            <text:p>3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C renderer, no blit</text:p>
          </table:table-cell>
          <table:table-cell table:style-name="ce3" office:value-type="float" office:value="8090191" calcext:value-type="float">
            <text:p>8090191</text:p>
          </table:table-cell>
          <table:table-cell table:formula="of:=ROUNDUP([.D5]/48000;3)" office:value-type="float" office:value="168.546" calcext:value-type="float">
            <text:p>168.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scanline</text:p>
          </table:table-cell>
          <table:table-cell office:value-type="string" calcext:value-type="string">
            <text:p>Bitmap fonts, C renderer, no blit</text:p>
          </table:table-cell>
          <table:table-cell table:style-name="ce3" office:value-type="float" office:value="8075468" calcext:value-type="float">
            <text:p>8075468</text:p>
          </table:table-cell>
          <table:table-cell/>
          <table:table-cell table:style-name="ce5" table:formula="of:=[.D6]/[.$D$5]" office:value-type="percentage" office:value="0.998180141853264" calcext:value-type="percentage">
            <text:p>99.82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clearline</text:p>
          </table:table-cell>
          <table:table-cell office:value-type="string" calcext:value-type="string">
            <text:p>Bitmap fonts, C renderer, no blit</text:p>
          </table:table-cell>
          <table:table-cell table:style-name="ce3" office:value-type="float" office:value="1089343" calcext:value-type="float">
            <text:p>1089343</text:p>
          </table:table-cell>
          <table:table-cell/>
          <table:table-cell table:style-name="ce5" table:formula="of:=[.D7]/[.$D$5]" office:value-type="percentage" office:value="0.134649849428771" calcext:value-type="percentage">
            <text:p>13.46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activationCheck</text:p>
          </table:table-cell>
          <table:table-cell office:value-type="string" calcext:value-type="string">
            <text:p>Bitmap fonts, C renderer, no blit</text:p>
          </table:table-cell>
          <table:table-cell table:style-name="ce3" office:value-type="float" office:value="1776579" calcext:value-type="float">
            <text:p>1776579</text:p>
          </table:table-cell>
          <table:table-cell/>
          <table:table-cell table:style-name="ce5" table:formula="of:=[.D8]/[.$D$5]" office:value-type="percentage" office:value="0.219596669596552" calcext:value-type="percentage">
            <text:p>21.96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rendering</text:p>
          </table:table-cell>
          <table:table-cell office:value-type="string" calcext:value-type="string">
            <text:p>Bitmap fonts, C renderer, no blit</text:p>
          </table:table-cell>
          <table:table-cell table:style-name="ce3" office:value-type="float" office:value="2315874" calcext:value-type="float">
            <text:p>2315874</text:p>
          </table:table-cell>
          <table:table-cell/>
          <table:table-cell table:style-name="ce5" table:formula="of:=[.D9]/[.$D$5]" office:value-type="percentage" office:value="0.286257024092509" calcext:value-type="percentage">
            <text:p>28.63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hline</text:p>
          </table:table-cell>
          <table:table-cell office:value-type="string" calcext:value-type="string">
            <text:p>Bitmap fonts, C renderer, no blit</text:p>
          </table:table-cell>
          <table:table-cell office:value-type="float" office:value="18912" calcext:value-type="float">
            <text:p>18912</text:p>
          </table:table-cell>
          <table:table-cell table:style-name="Default"/>
          <table:table-cell table:style-name="ce5" table:formula="of:=[.D10]/[.$D$5]" office:value-type="percentage" office:value="0.00233764567486726" calcext:value-type="percentage">
            <text:p>0.23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vline</text:p>
          </table:table-cell>
          <table:table-cell office:value-type="string" calcext:value-type="string">
            <text:p>Bitmap fonts, C renderer, no blit</text:p>
          </table:table-cell>
          <table:table-cell office:value-type="float" office:value="144657" calcext:value-type="float">
            <text:p>144657</text:p>
          </table:table-cell>
          <table:table-cell table:style-name="Default"/>
          <table:table-cell table:style-name="ce5" table:formula="of:=[.D11]/[.$D$5]" office:value-type="percentage" office:value="0.0178805420045089" calcext:value-type="percentage">
            <text:p>1.79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rect</text:p>
          </table:table-cell>
          <table:table-cell office:value-type="string" calcext:value-type="string">
            <text:p>Bitmap fonts, C renderer, no blit</text:p>
          </table:table-cell>
          <table:table-cell office:value-type="float" office:value="495770" calcext:value-type="float">
            <text:p>495770</text:p>
          </table:table-cell>
          <table:table-cell table:style-name="Default"/>
          <table:table-cell table:style-name="ce5" table:formula="of:=[.D12]/[.$D$5]" office:value-type="percentage" office:value="0.0612803826263187" calcext:value-type="percentage">
            <text:p>6.13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, text</text:p>
          </table:table-cell>
          <table:table-cell office:value-type="string" calcext:value-type="string">
            <text:p>Bitmap fonts, C renderer, no blit</text:p>
          </table:table-cell>
          <table:table-cell office:value-type="float" office:value="396627" calcext:value-type="float">
            <text:p>396627</text:p>
          </table:table-cell>
          <table:table-cell table:style-name="Default"/>
          <table:table-cell table:style-name="ce5" table:formula="of:=[.D13]/[.$D$5]" office:value-type="percentage" office:value="0.0490256657722914" calcext:value-type="percentage">
            <text:p>4.90%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Profile category enter &amp; exit</text:p>
          </table:table-cell>
          <table:table-cell/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array renderer, sw blit</text:p>
          </table:table-cell>
          <table:table-cell table:style-name="ce3" office:value-type="float" office:value="4966472" calcext:value-type="float">
            <text:p>4966472</text:p>
          </table:table-cell>
          <table:table-cell table:formula="of:=ROUNDUP([.D16]/48000;3)" office:value-type="float" office:value="103.469" calcext:value-type="float">
            <text:p>103.469</text:p>
          </table:table-cell>
          <table:table-cell table:formula="of:=1000/[.E16]" office:value-type="float" office:value="9.66473049899004" calcext:value-type="float">
            <text:p>9.664730499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office:value-type="float" office:value="5016156" calcext:value-type="float">
            <text:p>5016156</text:p>
          </table:table-cell>
          <table:table-cell table:formula="of:=ROUNDUP([.D17]/48000;3)" office:value-type="float" office:value="104.504" calcext:value-type="float">
            <text:p>104.504</text:p>
          </table:table-cell>
          <table:table-cell table:formula="of:=1000/[.E17]" office:value-type="float" office:value="9.56901171247034" calcext:value-type="float">
            <text:p>9.5690117125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office:value-type="float" office:value="4571229" calcext:value-type="float">
            <text:p>4571229</text:p>
          </table:table-cell>
          <table:table-cell table:formula="of:=ROUNDUP([.D18]/48000;3)" office:value-type="float" office:value="95.234" calcext:value-type="float">
            <text:p>95.234</text:p>
          </table:table-cell>
          <table:table-cell table:formula="of:=1000/[.E18]" office:value-type="float" office:value="10.5004515194153" calcext:value-type="float">
            <text:p>10.5004515194</text:p>
          </table:table-cell>
          <table:table-cell office:value-type="string" calcext:value-type="string">
            <text:p>Simplified activation check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4274855" calcext:value-type="float">
            <text:p>4274855</text:p>
          </table:table-cell>
          <table:table-cell table:formula="of:=ROUNDUP([.D19]/48000;3)" office:value-type="float" office:value="89.06" calcext:value-type="float">
            <text:p>89.060</text:p>
          </table:table-cell>
          <table:table-cell table:formula="of:=1000/[.E19]" office:value-type="float" office:value="11.2283853581855" calcext:value-type="float">
            <text:p>11.2283853582</text:p>
          </table:table-cell>
          <table:table-cell office:value-type="string" calcext:value-type="string">
            <text:p>Sort activations by Y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office:value-type="float" office:value="3221297" calcext:value-type="float">
            <text:p>3221297</text:p>
          </table:table-cell>
          <table:table-cell table:formula="of:=ROUNDUP([.D20]/48000;3)" office:value-type="float" office:value="67.111" calcext:value-type="float">
            <text:p>67.111</text:p>
          </table:table-cell>
          <table:table-cell table:formula="of:=1000/[.E20]" office:value-type="float" office:value="14.9006869216671" calcext:value-type="float">
            <text:p>14.9006869217</text:p>
          </table:table-cell>
          <table:table-cell office:value-type="string" calcext:value-type="string">
            <text:p>No scanline clear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345918" calcext:value-type="float">
            <text:p>345918</text:p>
          </table:table-cell>
          <table:table-cell table:formula="of:=ROUNDUP([.D21]/48000;3)" office:value-type="float" office:value="7.207" calcext:value-type="float">
            <text:p>7.207</text:p>
          </table:table-cell>
          <table:table-cell/>
          <table:table-cell office:value-type="string" calcext:value-type="string">
            <text:p>Building drawlist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array renderer, sw blit</text:p>
          </table:table-cell>
          <table:table-cell office:value-type="float" office:value="93886" calcext:value-type="float">
            <text:p>93886</text:p>
          </table:table-cell>
          <table:table-cell table:formula="of:=ROUNDUP([.D22]/48000;3)" office:value-type="float" office:value="1.956" calcext:value-type="float">
            <text:p>1.956</text:p>
          </table:table-cell>
          <table:table-cell/>
          <table:table-cell office:value-type="string" calcext:value-type="string">
            <text:p>Building drawlist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1 buttons</text:p>
          </table:table-cell>
          <table:table-cell office:value-type="string" calcext:value-type="string">
            <text:p>Bitmap fonts, array renderer, sw blit</text:p>
          </table:table-cell>
          <table:table-cell office:value-type="float" office:value="160358" calcext:value-type="float">
            <text:p>160358</text:p>
          </table:table-cell>
          <table:table-cell table:formula="of:=ROUNDUP([.D24]/48000;3)" office:value-type="float" office:value="3.341" calcext:value-type="float">
            <text:p>3.341</text:p>
          </table:table-cell>
          <table:table-cell/>
          <table:table-cell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1 buttons</text:p>
          </table:table-cell>
          <table:table-cell office:value-type="string" calcext:value-type="string">
            <text:p>Bitmap fonts, array renderer, sw blit</text:p>
          </table:table-cell>
          <table:table-cell office:value-type="float" office:value="4253" calcext:value-type="float">
            <text:p>4253</text:p>
          </table:table-cell>
          <table:table-cell table:formula="of:=ROUNDUP([.D25]/48000;3)" office:value-type="float" office:value="0.089" calcext:value-type="float">
            <text:p>0.089</text:p>
          </table:table-cell>
          <table:table-cell/>
          <table:table-cell office:value-type="string" calcext:value-type="string">
            <text:p>Build drawlist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1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182710" calcext:value-type="float">
            <text:p>182710</text:p>
          </table:table-cell>
          <table:table-cell table:formula="of:=ROUNDUP([.D27]/48000;3)" office:value-type="float" office:value="3.807" calcext:value-type="float">
            <text:p>3.807</text:p>
          </table:table-cell>
          <table:table-cell/>
          <table:table-cell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1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4931" calcext:value-type="float">
            <text:p>4931</text:p>
          </table:table-cell>
          <table:table-cell table:formula="of:=ROUNDUP([.D28]/48000;3)" office:value-type="float" office:value="0.103" calcext:value-type="float">
            <text:p>0.103</text:p>
          </table:table-cell>
          <table:table-cell/>
          <table:table-cell office:value-type="string" calcext:value-type="string">
            <text:p>Build drawlist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3914903" calcext:value-type="float">
            <text:p>3914903</text:p>
          </table:table-cell>
          <table:table-cell table:formula="of:=ROUNDUP([.D30]/48000;3)" office:value-type="float" office:value="81.561" calcext:value-type="float">
            <text:p>81.561</text:p>
          </table:table-cell>
          <table:table-cell table:formula="of:=1000/[.E30]" office:value-type="float" office:value="12.2607618837435" calcext:value-type="float">
            <text:p>12.2607618837</text:p>
          </table:table-cell>
          <table:table-cell office:value-type="string" calcext:value-type="string">
            <text:p>Manual rect optimisation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list renderer, sw blit</text:p>
          </table:table-cell>
          <table:table-cell table:style-name="ce3" office:value-type="float" office:value="2716106" calcext:value-type="float">
            <text:p>2716106</text:p>
          </table:table-cell>
          <table:table-cell table:formula="of:=ROUNDUP([.D31]/48000;3)" office:value-type="float" office:value="56.586" calcext:value-type="float">
            <text:p>56.586</text:p>
          </table:table-cell>
          <table:table-cell table:formula="of:=1000/[.E31]" office:value-type="float" office:value="17.6722157424098" calcext:value-type="float">
            <text:p>17.6722157424</text:p>
          </table:table-cell>
          <table:table-cell office:value-type="string" calcext:value-type="string">
            <text:p>Font opts + remove line clear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Bitmap fonts, C renderer, software blit</text:p>
          </table:table-cell>
          <table:table-cell office:value-type="float" office:value="2271589" calcext:value-type="float">
            <text:p>2271589</text:p>
          </table:table-cell>
          <table:table-cell table:formula="of:=ROUNDUP([.D33]/48000;3)" office:value-type="float" office:value="47.325" calcext:value-type="float">
            <text:p>47.325</text:p>
          </table:table-cell>
          <table:table-cell table:formula="of:=1000/[.E33]" office:value-type="float" office:value="21.1304807184363" calcext:value-type="float">
            <text:p>21.1304807184</text:p>
          </table:table-cell>
          <table:table-cell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big-endian</text:p>
          </table:table-cell>
          <table:table-cell table:style-name="ce3" office:value-type="float" office:value="1474441" calcext:value-type="float">
            <text:p>1474441</text:p>
          </table:table-cell>
          <table:table-cell table:formula="of:=ROUNDUP([.D34]/48000;3)" office:value-type="float" office:value="30.718" calcext:value-type="float">
            <text:p>30.718</text:p>
          </table:table-cell>
          <table:table-cell table:formula="of:=1000/[.E34]" office:value-type="float" office:value="32.5542027475747" calcext:value-type="float">
            <text:p>32.5542027476</text:p>
          </table:table-cell>
          <table:table-cell table:formula="of:=[.D34]/[.$D$33]" office:value-type="float" office:value="0.649079124788859" calcext:value-type="float">
            <text:p>0.6490791248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little-endian</text:p>
          </table:table-cell>
          <table:table-cell office:value-type="float" office:value="1474441" calcext:value-type="float">
            <text:p>1474441</text:p>
          </table:table-cell>
          <table:table-cell table:formula="of:=ROUNDUP([.D35]/48000;3)" office:value-type="float" office:value="30.718" calcext:value-type="float">
            <text:p>30.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little-endian, x2 loop unroll</text:p>
          </table:table-cell>
          <table:table-cell office:value-type="float" office:value="1283546" calcext:value-type="float">
            <text:p>1283546</text:p>
          </table:table-cell>
          <table:table-cell table:formula="of:=ROUNDUP([.D36]/48000;3)" office:value-type="float" office:value="26.741" calcext:value-type="float">
            <text:p>26.741</text:p>
          </table:table-cell>
          <table:table-cell table:formula="of:=1000/[.E36]" office:value-type="float" office:value="37.395759320893" calcext:value-type="float">
            <text:p>37.3957593209</text:p>
          </table:table-cell>
          <table:table-cell table:formula="of:=[.D36]/[.$D$33]" office:value-type="float" office:value="0.565043236254446" calcext:value-type="float">
            <text:p>0.5650432363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little-endian, x4 loop unroll</text:p>
          </table:table-cell>
          <table:table-cell office:value-type="float" office:value="1225852" calcext:value-type="float">
            <text:p>1225852</text:p>
          </table:table-cell>
          <table:table-cell table:formula="of:=ROUNDUP([.D37]/48000;3)" office:value-type="float" office:value="25.539" calcext:value-type="float">
            <text:p>25.539</text:p>
          </table:table-cell>
          <table:table-cell table:formula="of:=1000/[.E37]" office:value-type="float" office:value="39.1558009319081" calcext:value-type="float">
            <text:p>39.1558009319</text:p>
          </table:table-cell>
          <table:table-cell table:formula="of:=[.D37]/[.$D$33]" office:value-type="float" office:value="0.539645155879871" calcext:value-type="float">
            <text:p>0.5396451559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little-endian, x8 loop unroll</text:p>
          </table:table-cell>
          <table:table-cell office:value-type="float" office:value="1158888" calcext:value-type="float">
            <text:p>1158888</text:p>
          </table:table-cell>
          <table:table-cell table:formula="of:=ROUNDUP([.D38]/48000;3)" office:value-type="float" office:value="24.144" calcext:value-type="float">
            <text:p>24.144</text:p>
          </table:table-cell>
          <table:table-cell table:formula="of:=1000/[.E38]" office:value-type="float" office:value="41.4181577203446" calcext:value-type="float">
            <text:p>41.4181577203</text:p>
          </table:table-cell>
          <table:table-cell table:formula="of:=[.D38]/[.$D$33]" office:value-type="float" office:value="0.510166231655462" calcext:value-type="float">
            <text:p>0.5101662317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Full screen blit</text:p>
          </table:table-cell>
          <table:table-cell office:value-type="string" calcext:value-type="string">
            <text:p>software blit, little-endian, x2-x8 loop unroll</text:p>
          </table:table-cell>
          <table:table-cell office:value-type="float" office:value="1168742" calcext:value-type="float">
            <text:p>1168742</text:p>
          </table:table-cell>
          <table:table-cell table:formula="of:=ROUNDUP([.D39]/48000;3)" office:value-type="float" office:value="24.349" calcext:value-type="float">
            <text:p>24.349</text:p>
          </table:table-cell>
          <table:table-cell table:formula="of:=1000/[.E39]" office:value-type="float" office:value="41.0694484373075" calcext:value-type="float">
            <text:p>41.0694484373</text:p>
          </table:table-cell>
          <table:table-cell table:formula="of:=[.D39]/[.$D$33]" office:value-type="float" office:value="0.514504164265631" calcext:value-type="float">
            <text:p>0.5145041643</text:p>
          </table:table-cell>
        </table:table-row>
        <table:table-row table:style-name="ro1">
          <table:table-cell office:value-type="string" calcext:value-type="string">
            <text:p>O3 + profiling</text:p>
          </table:table-cell>
          <table:table-cell office:value-type="string" calcext:value-type="string">
            <text:p>Touch button rendering, 24 buttons</text:p>
          </table:table-cell>
          <table:table-cell office:value-type="string" calcext:value-type="string">
            <text:p>software blit, little-endian, x2-x8 loop unroll</text:p>
          </table:table-cell>
          <table:table-cell office:value-type="float" office:value="1965988" calcext:value-type="float">
            <text:p>1965988</text:p>
          </table:table-cell>
          <table:table-cell table:formula="of:=ROUNDUP([.D40]/48000;3)" office:value-type="float" office:value="40.959" calcext:value-type="float">
            <text:p>40.959</text:p>
          </table:table-cell>
          <table:table-cell table:formula="of:=1000/[.E40]" office:value-type="float" office:value="24.414658561" calcext:value-type="float">
            <text:p>24.414658561</text:p>
          </table:table-cell>
          <table:table-cell/>
        </table:table-row>
      </table:table>
      <table:table table:name="Sheet2" table:style-name="ta1"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rawlis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render</text:p>
          </table:table-cell>
          <table:table-cell office:value-type="float" office:value="4736538" calcext:value-type="float">
            <text:p>4736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14410" calcext:value-type="float">
            <text:p>54144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scanli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learli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activationChec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primitiv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hline</text:p>
          </table:table-cell>
          <table:table-cell office:value-type="float" office:value="48240" calcext:value-type="float">
            <text:p>482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576" calcext:value-type="float">
            <text:p>1857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vline</text:p>
          </table:table-cell>
          <table:table-cell office:value-type="float" office:value="121328" calcext:value-type="float">
            <text:p>121328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float" office:value="134288" calcext:value-type="float">
            <text:p>134288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rect</text:p>
          </table:table-cell>
          <table:table-cell office:value-type="float" office:value="1194886" calcext:value-type="float">
            <text:p>119488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478870" calcext:value-type="float">
            <text:p>478870</text:p>
          </table:table-cell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372049" calcext:value-type="float">
            <text:p>372049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381024" calcext:value-type="float">
            <text:p>381024</text:p>
          </table:table-cell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bl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profileOute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1:26:57.634121840</meta:creation-date>
    <dc:date>2015-05-22T19:22:48.830774464</dc:date>
    <meta:editing-duration>PT7H51M25S</meta:editing-duration>
    <meta:editing-cycles>41</meta:editing-cycles>
    <meta:generator>LibreOffice/4.2.8.2$Linux_X86_64 LibreOffice_project/420m0$Build-2</meta:generator>
    <meta:document-statistic meta:table-count="2" meta:cell-count="261" meta:object-count="0"/>
  </office:meta>
</office:document-meta>
</file>